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d1f63" fo:font-size="13pt" style:font-size-asian="13pt" style:font-size-complex="13pt"/>
    </style:style>
    <style:style style:name="P2" style:family="paragraph" style:parent-style-name="Standard">
      <style:text-properties fo:color="#0d1f63" fo:font-size="13pt" officeooo:rsid="00232ee1" officeooo:paragraph-rsid="00232ee1" style:font-size-asian="13pt" style:font-size-complex="13pt"/>
    </style:style>
    <style:style style:name="P3" style:family="paragraph" style:parent-style-name="Standard">
      <style:text-properties fo:color="#0d1f63" fo:font-size="13pt" officeooo:rsid="00252e8e" officeooo:paragraph-rsid="00252e8e" style:font-size-asian="13pt" style:font-size-complex="13pt"/>
    </style:style>
    <style:style style:name="P4" style:family="paragraph" style:parent-style-name="Standard">
      <style:text-properties fo:color="#0d1f63" fo:font-size="13pt" officeooo:rsid="0021fb7d" officeooo:paragraph-rsid="0021fb7d" style:font-size-asian="13pt" style:font-size-complex="13pt"/>
    </style:style>
    <style:style style:name="P5" style:family="paragraph" style:parent-style-name="Standard">
      <style:text-properties fo:color="#0d1f63" fo:font-size="13pt" officeooo:rsid="0021fb7d" officeooo:paragraph-rsid="0029a0d6" style:font-size-asian="13pt" style:font-size-complex="13pt"/>
    </style:style>
    <style:style style:name="P6" style:family="paragraph" style:parent-style-name="Standard">
      <style:text-properties fo:color="#0d1f63" fo:font-size="13pt" officeooo:rsid="0021fb7d" officeooo:paragraph-rsid="0021fb7d" fo:background-color="transparent" style:font-size-asian="13pt" style:font-size-complex="13pt"/>
    </style:style>
    <style:style style:name="P7" style:family="paragraph" style:parent-style-name="Standard">
      <style:text-properties fo:color="#000000" fo:font-size="13pt" fo:font-weight="bold" officeooo:rsid="0021fb7d" officeooo:paragraph-rsid="0021fb7d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rsid="0021fb7d" officeooo:paragraph-rsid="0021fb7d" fo:background-color="transparent"/>
    </style:style>
    <style:style style:name="P9" style:family="paragraph" style:parent-style-name="Standard">
      <style:text-properties fo:color="#003d73" fo:font-size="13pt" officeooo:rsid="00252e8e" officeooo:paragraph-rsid="00252e8e" style:font-size-asian="13pt" style:font-size-complex="13pt"/>
    </style:style>
    <style:style style:name="P10" style:family="paragraph" style:parent-style-name="Standard">
      <style:text-properties fo:color="#94070a" fo:font-size="13pt" fo:font-weight="bold" officeooo:rsid="0029a0d6" officeooo:paragraph-rsid="0021fb7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21fb7d" officeooo:paragraph-rsid="0021fb7d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text-properties fo:color="#610506" fo:font-size="13pt" style:font-size-asian="13pt" style:font-size-complex="13pt"/>
    </style:style>
    <style:style style:name="P15" style:family="paragraph" style:parent-style-name="Preformatted_20_Text">
      <style:text-properties fo:color="#000000" style:font-name="Source Code Pro" fo:font-size="10.5pt" officeooo:rsid="0021fb7d" officeooo:paragraph-rsid="0021fb7d" fo:background-color="transparent"/>
    </style:style>
    <style:style style:name="P16" style:family="paragraph" style:parent-style-name="Preformatted_20_Text">
      <style:text-properties fo:color="#000000" style:font-name="Source Code Pro" fo:font-size="13pt" officeooo:rsid="0021fb7d" officeooo:paragraph-rsid="0021fb7d" fo:background-color="transparent" style:font-size-asian="13pt" style:font-size-complex="13pt"/>
    </style:style>
    <style:style style:name="P17" style:family="paragraph" style:parent-style-name="Preformatted_20_Text">
      <style:text-properties fo:color="#0d1f63" style:font-name="Source Code Pro" fo:font-size="12pt" officeooo:paragraph-rsid="0021fb7d" fo:background-color="transparent" style:font-size-asian="12pt" style:font-size-complex="12pt"/>
    </style:style>
    <style:style style:name="P18" style:family="paragraph" style:parent-style-name="Preformatted_20_Text">
      <style:text-properties fo:color="#0d1f63" style:font-name="Source Code Pro" fo:font-size="12pt" officeooo:rsid="0021fb7d" officeooo:paragraph-rsid="0021fb7d" fo:background-color="transparent" style:font-size-asian="12pt" style:font-size-complex="12pt"/>
    </style:style>
    <style:style style:name="P19" style:family="paragraph" style:parent-style-name="Preformatted_20_Text">
      <style:text-properties fo:color="#0d1f63" style:font-name="Source Code Pro" fo:font-size="12pt" officeooo:rsid="0026cba0" officeooo:paragraph-rsid="0026cba0" fo:background-color="transparent" style:font-size-asian="12pt" style:font-size-complex="12pt"/>
    </style:style>
    <style:style style:name="T1" style:family="text">
      <style:text-properties officeooo:rsid="0021fb7d"/>
    </style:style>
    <style:style style:name="T2" style:family="text">
      <style:text-properties officeooo:rsid="0022f464"/>
    </style:style>
    <style:style style:name="T3" style:family="text">
      <style:text-properties officeooo:rsid="00232ee1"/>
    </style:style>
    <style:style style:name="T4" style:family="text">
      <style:text-properties fo:color="#680059"/>
    </style:style>
    <style:style style:name="T5" style:family="text">
      <style:text-properties fo:color="#680059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390a5d"/>
    </style:style>
    <style:style style:name="T9" style:family="text">
      <style:text-properties fo:color="#390a5d" fo:font-weight="bold" style:font-weight-asian="bold" style:font-weight-complex="bold"/>
    </style:style>
    <style:style style:name="T10" style:family="text">
      <style:text-properties fo:color="#94070a" fo:font-weight="bold" officeooo:rsid="0029a0d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#<text:span text:style-name="T3">I</text:span>nstall redis server</text:p>
      <text:p text:style-name="P1">sudo apt install redis-server</text:p>
      <text:p text:style-name="P13"/>
      <text:p text:style-name="P13"/>
      <text:p text:style-name="P11"># <text:span text:style-name="T3">T</text:span>o restart server</text:p>
      <text:p text:style-name="P1">sudo systemctl restart redis.service</text:p>
      <text:p text:style-name="P13"/>
      <text:p text:style-name="P11"># <text:span text:style-name="T3">T</text:span>o run cli in command line</text:p>
      <text:p text:style-name="P1">redis-cli</text:p>
      <text:p text:style-name="P1"/>
      <text:p text:style-name="P2"><text:span text:style-name="T7">#To cache value give a key name and the value</text:span> <text:span text:style-name="T5">(set key value)</text:span></text:p>
      <text:p text:style-name="P2">set name redis</text:p>
      <text:p text:style-name="P2"/>
      <text:p text:style-name="P3"><text:span text:style-name="T6">#To retrieve value</text:span> <text:span text:style-name="T9">(get key)</text:span></text:p>
      <text:p text:style-name="P3"><text:span text:style-name="T9">get name</text:span></text:p>
      <text:p text:style-name="P9"><text:span text:style-name="T6">Ouput: redis</text:span></text:p>
      <text:p text:style-name="P1"/>
      <text:p text:style-name="P7">#Set auth password</text:p>
      <text:p text:style-name="P4">sudo nano /etc/redis/redis.conf</text:p>
      <text:p text:style-name="P5">requirepass ‘password’ <text:span text:style-name="T10">By default it is commented. Remove # to </text:span><text:bookmark-start text:name="__DdeLink__48_1031185873"/><text:span text:style-name="T10">uncomment</text:span><text:bookmark-end text:name="__DdeLink__48_1031185873"/></text:p>
      <text:p text:style-name="P10"/>
      <text:p text:style-name="P13"/>
      <text:p text:style-name="P11"># <text:span text:style-name="T3">E</text:span>dit conf file</text:p>
      <text:p text:style-name="P1"><text:bookmark-start text:name="__DdeLink__46_1031185873"/>sudo nano /etc/redis/redis.conf<text:bookmark-end text:name="__DdeLink__46_1031185873"/></text:p>
      <text:p text:style-name="P13"/>
      <text:p text:style-name="P11"># <text:span text:style-name="T3">B</text:span>ind to localhost if not set</text:p>
      <text:p text:style-name="P1">sudo nano /etc/redis/redis.conf</text:p>
      <text:p text:style-name="P14">bind 127.0.0.1 ::1</text:p>
      <text:p text:style-name="P11">#<text:span text:style-name="T3">R</text:span>estart server</text:p>
      <text:p text:style-name="P1">sudo systemctl restart redis.service</text:p>
      <text:p text:style-name="P13"/>
      <text:p text:style-name="P11">#Install redis library for php</text:p>
      <text:p text:style-name="P1">sudo apt update</text:p>
      <text:p text:style-name="P1">sudo apt install php-redis</text:p>
      <text:p text:style-name="P13"/>
      <text:p text:style-name="P13"/>
      <text:p text:style-name="P12">#Connect to redis</text:p>
      <text:p text:style-name="P12">Instantiate redis <text:span text:style-name="T2">first</text:span></text:p>
      <text:p text:style-name="P6">$redis=new Redis();</text:p>
      <text:p text:style-name="P17"><text:span text:style-name="T1">$redis-&gt;connect('127.0.0.1', 6379)’</text:span></text:p>
      <text:p text:style-name="P18">$redis→auth(‘password’);</text:p>
      <text:p text:style-name="P18"/>
      <text:p text:style-name="P19">Now set a key name and store value against that key</text:p>
      <text:p text:style-name="P16"/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0:07:42.329784274</meta:creation-date>
    <dc:date>2021-01-07T10:40:30.304262986</dc:date>
    <meta:editing-duration>PT31M4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25" meta:character-count="803" meta:non-whitespace-character-count="708"/>
  </office:meta>
</office:document-meta>
</file>